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B" style:family="table-column">
      <style:table-column-properties style:column-width="11.333cm" style:rel-column-width="4369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b84b" officeooo:paragraph-rsid="0018b84b"/>
    </style:style>
    <style:style style:name="P2" style:family="paragraph" style:parent-style-name="Text_20_body">
      <style:text-properties officeooo:rsid="00195980" officeooo:paragraph-rsid="00195980"/>
    </style:style>
    <style:style style:name="P3" style:family="paragraph" style:parent-style-name="Text_20_body">
      <style:text-properties officeooo:rsid="001af664" officeooo:paragraph-rsid="001af664"/>
    </style:style>
    <style:style style:name="P4" style:family="paragraph" style:parent-style-name="Text_20_body">
      <style:text-properties officeooo:rsid="001cce60" officeooo:paragraph-rsid="001cce60"/>
    </style:style>
    <style:style style:name="P5" style:family="paragraph" style:parent-style-name="Text_20_body">
      <style:text-properties officeooo:rsid="0021b1c2" officeooo:paragraph-rsid="0021b1c2"/>
    </style:style>
    <style:style style:name="P6" style:family="paragraph" style:parent-style-name="Text_20_body">
      <style:text-properties officeooo:paragraph-rsid="0026fca9"/>
    </style:style>
    <style:style style:name="P7" style:family="paragraph" style:parent-style-name="Text_20_body">
      <style:text-properties officeooo:rsid="002baed0" officeooo:paragraph-rsid="002baed0"/>
    </style:style>
    <style:style style:name="P8" style:family="paragraph" style:parent-style-name="Text_20_body">
      <style:paragraph-properties fo:text-align="justify" style:justify-single-word="false"/>
      <style:text-properties officeooo:rsid="002c2d2e" officeooo:paragraph-rsid="002c2d2e"/>
    </style:style>
    <style:style style:name="P9" style:family="paragraph" style:parent-style-name="Title">
      <style:text-properties officeooo:rsid="0018b84b" officeooo:paragraph-rsid="0018b84b"/>
    </style:style>
    <style:style style:name="P10" style:family="paragraph" style:parent-style-name="Subtitle">
      <style:text-properties officeooo:rsid="0018b84b" officeooo:paragraph-rsid="0018b84b"/>
    </style:style>
    <style:style style:name="P11" style:family="paragraph" style:parent-style-name="Table_20_Contents">
      <style:text-properties officeooo:rsid="00223d8c" officeooo:paragraph-rsid="00223d8c"/>
    </style:style>
    <style:style style:name="P12" style:family="paragraph" style:parent-style-name="Table_20_Contents">
      <style:text-properties officeooo:rsid="0029486c" officeooo:paragraph-rsid="0029486c"/>
    </style:style>
    <style:style style:name="P13" style:family="paragraph" style:parent-style-name="Table_20_Contents">
      <style:text-properties officeooo:rsid="002add59" officeooo:paragraph-rsid="002add59"/>
    </style:style>
    <style:style style:name="P14" style:family="paragraph" style:parent-style-name="Text_20_body" style:list-style-name="L1">
      <style:text-properties officeooo:rsid="00195980" officeooo:paragraph-rsid="00195980"/>
    </style:style>
    <style:style style:name="P15" style:family="paragraph" style:parent-style-name="Text_20_body">
      <style:text-properties officeooo:rsid="001cce60" officeooo:paragraph-rsid="001cce60"/>
    </style:style>
    <style:style style:name="P16" style:family="paragraph" style:parent-style-name="Text_20_body">
      <style:text-properties officeooo:rsid="0030219a" officeooo:paragraph-rsid="0030219a"/>
    </style:style>
    <style:style style:name="P17" style:family="paragraph" style:parent-style-name="Text_20_body">
      <style:text-properties officeooo:rsid="00314a52" officeooo:paragraph-rsid="00314a52"/>
    </style:style>
    <style:style style:name="P18" style:family="paragraph" style:parent-style-name="Text_20_body">
      <style:text-properties officeooo:paragraph-rsid="0021b1c2"/>
    </style:style>
    <style:style style:name="P19" style:family="paragraph" style:parent-style-name="Text_20_body">
      <style:text-properties officeooo:rsid="00315b00" officeooo:paragraph-rsid="003821ce"/>
    </style:style>
    <style:style style:name="P20" style:family="paragraph" style:parent-style-name="Text_20_body">
      <style:text-properties officeooo:rsid="0035dfdf" officeooo:paragraph-rsid="0035dfdf"/>
    </style:style>
    <style:style style:name="P21" style:family="paragraph" style:parent-style-name="Text_20_body">
      <style:text-properties officeooo:rsid="0018b84b" officeooo:paragraph-rsid="0018b84b"/>
    </style:style>
    <style:style style:name="P22" style:family="paragraph" style:parent-style-name="Text_20_body">
      <style:text-properties officeooo:rsid="003a05a6" officeooo:paragraph-rsid="004bb28c"/>
    </style:style>
    <style:style style:name="P23" style:family="paragraph" style:parent-style-name="Text_20_body">
      <style:text-properties officeooo:paragraph-rsid="003a6f44"/>
    </style:style>
    <style:style style:name="P24" style:family="paragraph" style:parent-style-name="Text_20_body">
      <style:text-properties officeooo:rsid="003fcab2" officeooo:paragraph-rsid="003fcab2"/>
    </style:style>
    <style:style style:name="P25" style:family="paragraph" style:parent-style-name="Text_20_body">
      <style:text-properties officeooo:rsid="004456ae" officeooo:paragraph-rsid="004bb28c"/>
    </style:style>
    <style:style style:name="P26" style:family="paragraph" style:parent-style-name="Text_20_body">
      <style:text-properties officeooo:rsid="004a7e91" officeooo:paragraph-rsid="004a7e91"/>
    </style:style>
    <style:style style:name="P27" style:family="paragraph" style:parent-style-name="Text_20_body">
      <style:text-properties officeooo:rsid="004df63d" officeooo:paragraph-rsid="004df63d"/>
    </style:style>
    <style:style style:name="P28" style:family="paragraph" style:parent-style-name="Text_20_body">
      <style:text-properties fo:font-weight="bold" officeooo:rsid="004fd1dc" officeooo:paragraph-rsid="004fd1dc" style:font-weight-asian="bold" style:font-weight-complex="bold"/>
    </style:style>
    <style:style style:name="P29" style:family="paragraph" style:parent-style-name="Text_20_body">
      <style:text-properties fo:font-weight="bold" officeooo:rsid="0057c1a2" officeooo:paragraph-rsid="0057c1a2" style:font-weight-asian="bold" style:font-weight-complex="bold"/>
    </style:style>
    <style:style style:name="P30" style:family="paragraph" style:parent-style-name="Text_20_body">
      <style:text-properties officeooo:rsid="0050ac64" officeooo:paragraph-rsid="0050ac64"/>
    </style:style>
    <style:style style:name="P31" style:family="paragraph" style:parent-style-name="Text_20_body" style:list-style-name="L2">
      <style:text-properties officeooo:rsid="0050ac64" officeooo:paragraph-rsid="0050ac64"/>
    </style:style>
    <style:style style:name="P32" style:family="paragraph" style:parent-style-name="Text_20_body" style:list-style-name="L3">
      <style:text-properties officeooo:rsid="00518810" officeooo:paragraph-rsid="005bc88b"/>
    </style:style>
    <style:style style:name="P33" style:family="paragraph" style:parent-style-name="Text_20_body" style:list-style-name="L3">
      <style:text-properties officeooo:rsid="00518810" officeooo:paragraph-rsid="005caf30"/>
    </style:style>
    <style:style style:name="P34" style:family="paragraph" style:parent-style-name="Text_20_body">
      <style:text-properties officeooo:rsid="00518810" officeooo:paragraph-rsid="005caf30"/>
    </style:style>
    <style:style style:name="P35" style:family="paragraph" style:parent-style-name="Text_20_body">
      <style:text-properties officeooo:rsid="0056fb11" officeooo:paragraph-rsid="0056fb11"/>
    </style:style>
    <style:style style:name="P36" style:family="paragraph" style:parent-style-name="Text_20_body" style:list-style-name="L2">
      <style:text-properties officeooo:rsid="0057c1a2" officeooo:paragraph-rsid="0057c1a2"/>
    </style:style>
    <style:style style:name="P37" style:family="paragraph" style:parent-style-name="Text_20_body">
      <style:text-properties fo:font-weight="normal" officeooo:rsid="0057c1a2" officeooo:paragraph-rsid="0057c1a2" style:font-weight-asian="normal" style:font-weight-complex="normal"/>
    </style:style>
    <style:style style:name="P38" style:family="paragraph" style:parent-style-name="Text_20_body" style:list-style-name="L4">
      <style:text-properties fo:font-weight="normal" officeooo:rsid="0059c11d" officeooo:paragraph-rsid="0059c11d" style:font-weight-asian="normal" style:font-weight-complex="normal"/>
    </style:style>
    <style:style style:name="P39" style:family="paragraph" style:parent-style-name="Text_20_body" style:list-style-name="L3">
      <style:text-properties fo:font-weight="normal" officeooo:rsid="00518810" officeooo:paragraph-rsid="005caf30" style:font-weight-asian="normal" style:font-weight-complex="normal"/>
    </style:style>
    <style:style style:name="P40" style:family="paragraph" style:parent-style-name="Text_20_body">
      <style:text-properties fo:font-weight="normal" officeooo:rsid="005caf30" officeooo:paragraph-rsid="005caf30" style:font-weight-asian="normal" style:font-weight-complex="normal"/>
    </style:style>
    <style:style style:name="P41" style:family="paragraph" style:parent-style-name="Text_20_body">
      <style:text-properties officeooo:rsid="005bc88b" officeooo:paragraph-rsid="005bc88b"/>
    </style:style>
    <style:style style:name="P42" style:family="paragraph" style:parent-style-name="Heading">
      <style:text-properties officeooo:rsid="004947a4" officeooo:paragraph-rsid="004947a4"/>
    </style:style>
    <style:style style:name="P43" style:family="paragraph" style:parent-style-name="Heading_20_1">
      <style:text-properties officeooo:rsid="002c2d2e" officeooo:paragraph-rsid="002c2d2e"/>
    </style:style>
    <style:style style:name="P44" style:family="paragraph" style:parent-style-name="Heading_20_1">
      <style:text-properties officeooo:rsid="001af664" officeooo:paragraph-rsid="001af664"/>
    </style:style>
    <style:style style:name="P45" style:family="paragraph" style:parent-style-name="Heading_20_1">
      <style:text-properties officeooo:rsid="001eb15a" officeooo:paragraph-rsid="001eb15a"/>
    </style:style>
    <style:style style:name="P46" style:family="paragraph" style:parent-style-name="Heading_20_1">
      <style:text-properties officeooo:rsid="0026fca9" officeooo:paragraph-rsid="0026fca9"/>
    </style:style>
    <style:style style:name="P47" style:family="paragraph" style:parent-style-name="Heading_20_1">
      <style:text-properties officeooo:rsid="002b223c" officeooo:paragraph-rsid="002b223c"/>
    </style:style>
    <style:style style:name="P48" style:family="paragraph" style:parent-style-name="Heading_20_1">
      <style:text-properties officeooo:rsid="0030219a" officeooo:paragraph-rsid="0030219a"/>
    </style:style>
    <style:style style:name="P49" style:family="paragraph" style:parent-style-name="Heading_20_1">
      <style:text-properties officeooo:rsid="00314a52" officeooo:paragraph-rsid="00314a52"/>
    </style:style>
    <style:style style:name="P50" style:family="paragraph" style:parent-style-name="Heading_20_1">
      <style:text-properties officeooo:rsid="00315b00" officeooo:paragraph-rsid="00315b00"/>
    </style:style>
    <style:style style:name="P51" style:family="paragraph" style:parent-style-name="Heading_20_1">
      <style:text-properties officeooo:rsid="0035dfdf" officeooo:paragraph-rsid="0035dfdf"/>
    </style:style>
    <style:style style:name="P52" style:family="paragraph" style:parent-style-name="Heading_20_1">
      <style:paragraph-properties fo:break-before="page"/>
      <style:text-properties officeooo:rsid="00195980" officeooo:paragraph-rsid="00195980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officeooo:rsid="0030219a" officeooo:paragraph-rsid="0030219a"/>
    </style:style>
    <style:style style:name="P55" style:family="paragraph" style:parent-style-name="Heading_20_2">
      <style:paragraph-properties fo:text-align="center" style:justify-single-word="false"/>
      <style:text-properties officeooo:rsid="00221dbd" officeooo:paragraph-rsid="00221dbd"/>
    </style:style>
    <style:style style:name="P56" style:family="paragraph" style:parent-style-name="Heading_20_2">
      <style:paragraph-properties fo:text-align="center" style:justify-single-word="false"/>
      <style:text-properties officeooo:rsid="0030219a" officeooo:paragraph-rsid="0030219a"/>
    </style:style>
    <style:style style:name="P57" style:family="paragraph" style:parent-style-name="Heading_20_2">
      <style:text-properties officeooo:rsid="003a05a6" officeooo:paragraph-rsid="003a05a6"/>
    </style:style>
    <style:style style:name="P58" style:family="paragraph" style:parent-style-name="Heading_20_3">
      <style:text-properties officeooo:rsid="003fcab2" officeooo:paragraph-rsid="003fcab2"/>
    </style:style>
    <style:style style:name="P59" style:family="paragraph" style:parent-style-name="Heading_20_3">
      <style:text-properties officeooo:rsid="004456ae" officeooo:paragraph-rsid="004bb28c"/>
    </style:style>
    <style:style style:name="T1" style:family="text">
      <style:text-properties officeooo:rsid="0019e4f1"/>
    </style:style>
    <style:style style:name="T2" style:family="text">
      <style:text-properties officeooo:rsid="001db7f3"/>
    </style:style>
    <style:style style:name="T3" style:family="text">
      <style:text-properties officeooo:rsid="002add59"/>
    </style:style>
    <style:style style:name="T4" style:family="text">
      <style:text-properties officeooo:rsid="002c6955"/>
    </style:style>
    <style:style style:name="T5" style:family="text">
      <style:text-properties officeooo:rsid="00315b00"/>
    </style:style>
    <style:style style:name="T6" style:family="text">
      <style:text-properties officeooo:rsid="0032b93b"/>
    </style:style>
    <style:style style:name="T7" style:family="text">
      <style:text-properties officeooo:rsid="00335920"/>
    </style:style>
    <style:style style:name="T8" style:family="text">
      <style:text-properties officeooo:rsid="003a60a8"/>
    </style:style>
    <style:style style:name="T9" style:family="text">
      <style:text-properties officeooo:rsid="003a6f44"/>
    </style:style>
    <style:style style:name="T10" style:family="text">
      <style:text-properties officeooo:rsid="003cb1c3"/>
    </style:style>
    <style:style style:name="T11" style:family="text">
      <style:text-properties officeooo:rsid="00415473"/>
    </style:style>
    <style:style style:name="T12" style:family="text">
      <style:text-properties officeooo:rsid="0041db6e"/>
    </style:style>
    <style:style style:name="T13" style:family="text">
      <style:text-properties officeooo:rsid="00463e39"/>
    </style:style>
    <style:style style:name="T14" style:family="text">
      <style:text-properties officeooo:rsid="004a7e91"/>
    </style:style>
    <style:style style:name="T15" style:family="text">
      <style:text-properties officeooo:rsid="004bb28c"/>
    </style:style>
    <style:style style:name="T16" style:family="text">
      <style:text-properties officeooo:rsid="004d9eaf"/>
    </style:style>
    <style:style style:name="T17" style:family="text">
      <style:text-properties officeooo:rsid="00518810"/>
    </style:style>
    <style:style style:name="T18" style:family="text">
      <style:text-properties officeooo:rsid="00525adb"/>
    </style:style>
    <style:style style:name="T19" style:family="text">
      <style:text-properties officeooo:rsid="0059c11d"/>
    </style:style>
    <style:style style:name="T20" style:family="text">
      <style:text-properties officeooo:rsid="005b93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arte Graphique</text:p>
      <text:p text:style-name="P10">Gastorama</text:p>
      <text:p text:style-name="P1"/>
      <text:p text:style-name="P1"/>
      <text:p text:style-name="P1">Dumitriu CORINI</text:p>
      <text:p text:style-name="P1">Youcef DJEBOUR</text:p>
      <text:p text:style-name="P1">Thomas MEDARD</text:p>
      <text:p text:style-name="P1">Rémi SEGRETAIN</text:p>
      <text:p text:style-name="P1">Julien TEULLE</text:p>
      <text:p text:style-name="P1"/>
      <text:p text:style-name="P1"/>
      <text:h text:style-name="P52" text:outline-level="1">Feuilles de styles</text:h>
      <text:p text:style-name="P2">Les feuilles de style que nous avons créé se situent dans des dossiers se situant dans « src/main/webapp/app ». Les dossiers <text:span text:style-name="T1">avec du css </text:span>que nous avons créé sont : </text:p>
      <text:list xml:id="list368038375826782550" text:style-name="L1">
        <text:list-item>
          <text:p text:style-name="P14">catalogue</text:p>
        </text:list-item>
        <text:list-item>
          <text:p text:style-name="P14">home</text:p>
        </text:list-item>
      </text:list>
      <text:p text:style-name="P2"/>
      <text:h text:style-name="P43" text:outline-level="1">Styles par défaut</text:h>
      <text:p text:style-name="P8">Notre site est construit à l’aide de JHipster. Celui-ci nous donne accès à une stack <text:span text:style-name="T4">de logiciel et notamment en FrontEnd à Angular JS. Ce dernier inclut un certains nombre de feuilles de styles incluant des classes html par défaut (body, h1…) ainsi que des classes personnalisées.</text:span></text:p>
      <text:h text:style-name="P44" text:outline-level="1">Dimensions</text:h>
      <text:p text:style-name="P3">Nos maquettes ont été <text:span text:style-name="T7">conçus</text:span> pour un écran d’ordinateur avec pour dimensions : 1366x768. <text:span text:style-name="T10">Lorsque l’on donnera des dimensions, celles-ci seront données dans le cadre d’un écran d’ordinateur de dimensions 1366x768.</text:span></text:p>
      <text:p text:style-name="P4">Les maquettes sont <text:span text:style-name="T2">accessibles</text:span> dans le dossier « maquettes ».</text:p>
      <text:p text:style-name="P4"/>
      <text:h text:style-name="P48" text:outline-level="1">Couleurs</text:h>
      <text:p text:style-name="P16">Notre site utilisera plusieurs couleurs de manière redondant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h text:style-name="P56" text:outline-level="2">Nom couleur</text:h>
          </table:table-cell>
          <table:table-cell table:style-name="Table4.B1" office:value-type="string">
            <text:h text:style-name="P55" text:outline-level="2">Caractéristiques</text:h>
          </table:table-cell>
        </table:table-row>
        <table:table-row>
          <table:table-cell table:style-name="Table4.A2" office:value-type="string">
            <text:p text:style-name="P54">Principal</text:p>
          </table:table-cell>
          <table:table-cell table:style-name="Table4.B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54">Secondaire</text:p>
          </table:table-cell>
          <table:table-cell table:style-name="Table4.B2" office:value-type="string">
            <text:p text:style-name="P53"/>
          </table:table-cell>
        </table:table-row>
      </table:table>
      <text:p text:style-name="P16"/>
      <text:h text:style-name="P45" text:outline-level="1">Typographie</text:h>
      <text:p text:style-name="P5">Cette section décrit les différentes polices utilisées selon les style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h text:style-name="P55" text:outline-level="2">Élément</text:h>
          </table:table-cell>
          <table:table-cell table:style-name="Table1.A1" office:value-type="string">
            <text:h text:style-name="P55" text:outline-level="2">Caractéristiques</text:h>
          </table:table-cell>
          <table:table-cell table:style-name="Table1.C1" office:value-type="string">
            <text:h text:style-name="P55" text:outline-level="2">Nom du sélecteur CSS</text:h>
          </table:table-cell>
        </table:table-row>
        <table:table-row>
          <table:table-cell table:style-name="Table1.A2" office:value-type="string">
            <text:p text:style-name="P11">Pour tout le site (par défaut)</text:p>
          </table:table-cell>
          <table:table-cell table:style-name="Table1.A2" office:value-type="string">
            <text:p text:style-name="P11">Police : Arial (Times New Roman ou Serif, si non</text:p>
            <text:p text:style-name="P11">supporté par le navigateur)</text:p>
            <text:p text:style-name="P11"><text:soft-page-break/>Taille : 15 px</text:p>
            <text:p text:style-name="P11">Font-style : Normal</text:p>
            <text:p text:style-name="P11">Couleur : #000000</text:p>
          </table:table-cell>
          <table:table-cell table:style-name="Table1.C2" office:value-type="string">
            <text:p text:style-name="P11">html, body</text:p>
          </table:table-cell>
        </table:table-row>
        <table:table-row>
          <table:table-cell table:style-name="Table1.A2" office:value-type="string">
            <text:p text:style-name="P11">h1</text:p>
          </table:table-cell>
          <table:table-cell table:style-name="Table1.A2" office:value-type="string">
            <text:p text:style-name="P11">font-size: 14px;</text:p>
            <text:p text:style-name="P11">padding-bottom: 10px;</text:p>
            <text:p text:style-name="P11">padding-top: 10px;</text:p>
          </table:table-cell>
          <table:table-cell table:style-name="Table1.C2" office:value-type="string">
            <text:p text:style-name="P11">h1</text:p>
          </table:table-cell>
        </table:table-row>
        <table:table-row>
          <table:table-cell table:style-name="Table1.A2" office:value-type="string">
            <text:p text:style-name="P11">h2</text:p>
          </table:table-cell>
          <table:table-cell table:style-name="Table1.A2" office:value-type="string">
            <text:p text:style-name="P11">font-size: 14px;</text:p>
          </table:table-cell>
          <table:table-cell table:style-name="Table1.C2" office:value-type="string">
            <text:p text:style-name="P11">h2</text:p>
          </table:table-cell>
        </table:table-row>
        <table:table-row>
          <table:table-cell table:style-name="Table1.A2" office:value-type="string">
            <text:p text:style-name="P11">Texte Titre « My Theatre »</text:p>
          </table:table-cell>
          <table:table-cell table:style-name="Table1.A2" office:value-type="string">
            <text:p text:style-name="P11">width: 100%;</text:p>
            <text:p text:style-name="P11">text-align: center;</text:p>
            <text:p text:style-name="P11">color:#FFFFFF;</text:p>
            <text:p text:style-name="P11">font-weight: bolder;</text:p>
            <text:p text:style-name="P11">background-image: url('../images/Theatre1.jpg');</text:p>
            <text:p text:style-name="P11">background-size: 100px 100px;</text:p>
            <text:p text:style-name="P11">padding-top: 15px;</text:p>
            <text:p text:style-name="P11">font-size: 50px ;</text:p>
          </table:table-cell>
          <table:table-cell table:style-name="Table1.C2" office:value-type="string">
            <text:p text:style-name="P11">#header</text:p>
          </table:table-cell>
        </table:table-row>
        <table:table-row>
          <table:table-cell table:style-name="Table1.A2" office:value-type="string">
            <text:p text:style-name="P11">Liens de navigation dans le</text:p>
            <text:p text:style-name="P11">menu</text:p>
          </table:table-cell>
          <table:table-cell table:style-name="Table1.A2" office:value-type="string">
            <text:p text:style-name="P11">padding: 3px 0.5em;</text:p>
            <text:p text:style-name="P11">margin-left: 3px;</text:p>
            <text:p text:style-name="P11">border: 1px solid #666699;</text:p>
            <text:p text:style-name="P11">border-bottom: none;</text:p>
            <text:p text:style-name="P11">background: #CCCCFF ;</text:p>
            <text:p text:style-name="P11">color: #000000;</text:p>
            <text:p text:style-name="P11">Nom du selecteur</text:p>
            <text:p text:style-name="P11">CSS</text:p>
            <text:p text:style-name="P11">html, body</text:p>
            <text:p text:style-name="P11">h1</text:p>
            <text:p text:style-name="P11">h2</text:p>
            <text:p text:style-name="P11">#header</text:p>
            <text:p text:style-name="P11">background: #aaaaee;</text:p>
            <text:p text:style-name="P11">border-color: #222277;</text:p>
          </table:table-cell>
          <table:table-cell table:style-name="Table1.C2" office:value-type="string">
            <text:p text:style-name="P11">nav ul li a</text:p>
          </table:table-cell>
        </table:table-row>
        <table:table-row>
          <table:table-cell table:style-name="Table1.A2" office:value-type="string">
            <text:p text:style-name="P11">Liens de navigation dans le menu avec souris au dessu</text:p>
          </table:table-cell>
          <table:table-cell table:style-name="Table1.A2" office:value-type="string">
            <text:p text:style-name="P11">padding: 3px 0.5em;</text:p>
            <text:p text:style-name="P11">margin-left: 3px;</text:p>
            <text:p text:style-name="P11">border: 1px solid #666699;</text:p>
            <text:p text:style-name="P11">border-bottom: none;</text:p>
            <text:p text:style-name="P11">background: #CCCCFF ;</text:p>
            <text:p text:style-name="P11">color: #000000;</text:p>
            <text:p text:style-name="P11">Nom du selecteur</text:p>
            <text:p text:style-name="P11">CSS</text:p>
            <text:p text:style-name="P11">html, body</text:p>
            <text:p text:style-name="P11">h1</text:p>
            <text:p text:style-name="P11">h2</text:p>
            <text:p text:style-name="P11">#header</text:p>
            <text:p text:style-name="P11">background: #aaaaee;</text:p>
            <text:p text:style-name="P11">border-color: #222277;</text:p>
          </table:table-cell>
          <table:table-cell table:style-name="Table1.C2" office:value-type="string">
            <text:p text:style-name="P11">nav ul li a (:hover)</text:p>
          </table:table-cell>
        </table:table-row>
        <table:table-row>
          <table:table-cell table:style-name="Table1.A2" office:value-type="string">
            <text:p text:style-name="P11">Liens</text:p>
          </table:table-cell>
          <table:table-cell table:style-name="Table1.A2" office:value-type="string">
            <text:p text:style-name="P11">text-decoration: none;</text:p>
            <text:p text:style-name="P11">color: #0000ff;</text:p>
          </table:table-cell>
          <table:table-cell table:style-name="Table1.C2" office:value-type="string">
            <text:p text:style-name="P11">.lien</text:p>
          </table:table-cell>
        </table:table-row>
      </table:table>
      <text:p text:style-name="P18"/>
      <text:p text:style-name="P18"/>
      <text:p text:style-name="P18"><text:soft-page-break/></text:p>
      <text:h text:style-name="P49" text:outline-level="1">Zone de navigation</text:h>
      <text:p text:style-name="P17">Une petite partie de l’écran du site est prévu pour être peu ou pas modifié. Cette zone <text:span text:style-name="T5">est réservée pour la navigation entre les différents espaces de travail. Dans notre maquette ses dimensions sont de 1366x104 et se situe tout en haut de l’écran.</text:span></text:p>
      <text:h text:style-name="P51" text:outline-level="1">Pied de page</text:h>
      <text:p text:style-name="P20">Une zone de l’écran fixe sera réservée au pied de page. Celui-ci contiendra divers informations utile liées à la société gérant le site ainsi que des liens vers divers documents légaux. Cette zone aura pour dimension 1366x64 et sera tout en bas de l’écran.</text:p>
      <text:h text:style-name="P50" text:outline-level="1">Zone d’<text:span text:style-name="T14">activité</text:span></text:h>
      <text:p text:style-name="P19">La plus grande partie de l’écran est réservée à la zone <text:span text:style-name="T15">d’activité</text:span>. Celle-ci affichera les données en lien avec l’activité courante de l’utilisateur. <text:span text:style-name="T6">Dans notre maquette ses dimensions sont de 1366x600 et se situe au milieux de l’écran.</text:span></text:p>
      <text:p text:style-name="P22">Les différents éléments d’activité apparaissant dans la <text:span text:style-name="T5">zone d’activité</text:span> seront appelés « pages » mais en réalité il s’agit d’éléments web chargés dynamiquement sans modifier les autres zones.</text:p>
      <text:h text:style-name="P57" text:outline-level="2">Catalogue</text:h>
      <text:p text:style-name="P22">La page du catalogue contient plusieurs <text:span text:style-name="T8">zone dont une zone d’activité qui lui est propre</text:span></text:p>
      <text:h text:style-name="Heading_20_3" text:outline-level="3">Panier</text:h>
      <text:p text:style-name="P23"><text:span text:style-name="T9">Dans le catalogue, le panier sera affiché en permanence pour permettre une visualisation et un contrôle permanent sur celui-ci. Il sera sur le côté droit du catalogue et ses dimensions sont 540x290.</text:span></text:p>
      <text:p text:style-name="P35">Le panier doit être composé d’une liste de tuile de produit (ceux présents dans le panier) ainsi que deux boutons. Un bouton doit servir à vider le panier et l’autre à passer à la page de validation de panier.</text:p>
      <text:p text:style-name="P29">Tuile produit panier</text:p>
      <text:p text:style-name="P37">Les tuiles produit du panier doivent afficher <text:span text:style-name="T19">les informations suivantes :</text:span></text:p>
      <text:list xml:id="list956968298846710736" text:style-name="L4">
        <text:list-item>
          <text:p text:style-name="P38">Une image du produit</text:p>
        </text:list-item>
        <text:list-item>
          <text:p text:style-name="P38">Son nom</text:p>
        </text:list-item>
        <text:list-item>
          <text:p text:style-name="P38">le prix total de tous ces produits <text:span text:style-name="T20">(prix à l’unité multiplié par la quantité désirée)</text:span></text:p>
        </text:list-item>
      </text:list>
      <text:p text:style-name="P41">Un bouton permettant de supprimer ce produit du panier (et passer la quantité désirée à 0).</text:p>
      <text:p text:style-name="P40">Enfin, <text:span text:style-name="T17">des boutons « + » et « - » doivent être visibles entourant un champs modifiable permettant à la fois d’afficher la quantité présente dans le panier ainsi que de la modifier.</text:span></text:p>
      <text:h text:style-name="P58" text:outline-level="3"><text:soft-page-break/>Barre de recherche</text:h>
      <text:p text:style-name="P24">La barre de recherche reste affiché tant que le catalogue est lui-même affiché. Elle sera en haut du catalogue et ses dimensions <text:span text:style-name="T12">avec la liste des produits affichée </text:span>seront <text:span text:style-name="T11">540x31. Ces dimensions peuvent variées selon l’espace disponible, notamment avec l’affichage du détail d’un produit où l’espace disponible est plus important. Dans ce cas ses dimensions seront 546x49.</text:span></text:p>
      <text:p text:style-name="P27">Utiliser la barre de recherche changera la zone d’activité du catalogue pour afficher une liste de produit filtrée par les mots clés utilisés.</text:p>
      <text:p text:style-name="P24"/>
      <text:h text:style-name="P59" text:outline-level="3"><text:span text:style-name="T15">Zone d’activité</text:span> du catalogue</text:h>
      <text:p text:style-name="P25">Le catalogue possède sa propre <text:span text:style-name="T5">zone d’activité</text:span> permettant d’afficher au choix une liste de produit ou les détails d’un seul produit. <text:span text:style-name="T13">Ses dimensions sont 1095x586 et elle se situe au centre du catalogue.</text:span></text:p>
      <text:p text:style-name="P42">Liste produits</text:p>
      <text:p text:style-name="P26">Une page possible de la zone <text:span text:style-name="T16">d’activité du catalogue est l’affichage d’une liste de produit. Cette liste peut être modifiée par des filtres ou par la recherche à l’aide de la barre de recherche du catalogue. À gauche de la liste ce situera une zone dédiée aux filtres que l’utilisateur peut appliquer à sa recherche. Au centre, il y aura la liste en elle-même composée de tuile pour l’affichage de chaque produit de la liste.</text:span></text:p>
      <text:p text:style-name="P28">Tuile produit</text:p>
      <text:p text:style-name="P30">Une tuile d’un produit doit afficher les informations suivantes :</text:p>
      <text:list xml:id="list5339887432176487100" text:style-name="L2">
        <text:list-item>
          <text:p text:style-name="P36">Une image du produit</text:p>
        </text:list-item>
        <text:list-item>
          <text:p text:style-name="P31">le nom</text:p>
        </text:list-item>
        <text:list-item>
          <text:p text:style-name="P31">le prix à l’unité</text:p>
        </text:list-item>
        <text:list-item>
          <text:p text:style-name="P31">le stock restant</text:p>
        </text:list-item>
        <text:list-item>
          <text:p text:style-name="P31">une approximation du poids à l’unité</text:p>
        </text:list-item>
      </text:list>
      <text:p text:style-name="P34">De plus, une petite zone de contrôle permettra de modifié le nombre de ce produit présent dans le panier de la manière suivante :</text:p>
      <text:list xml:id="list3181276088271799027" text:style-name="L3">
        <text:list-item>
          <text:p text:style-name="P33">Si ce produit n’est pas présent dans le panier, alors un bouton d’ajout au panier doit apparaître. Si cliqué, celui-ci ajoutera une fois ce produit au panier et disparaîtra pour laisser place au contrôleur correspondant</text:p>
        </text:list-item>
        <text:list-item>
          <text:p text:style-name="P39">Si ce produit est présent dans le panier, alors des boutons « + » et « - » doivent être visibles entourant un champs modifiable permettant à la foi<text:span text:style-name="T18">s</text:span> d’afficher la quantité présente dans le panier ainsi que de la modifier.</text:p>
        </text:list-item>
      </text:list>
      <text:h text:style-name="P46" text:outline-level="1"><text:soft-page-break/></text:h>
      <text:h text:style-name="P46" text:outline-level="1">Boutons</text:h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P55" text:outline-level="2">Élément</text:h>
          </table:table-cell>
          <table:table-cell table:style-name="Table2.A1" office:value-type="string">
            <text:h text:style-name="P55" text:outline-level="2">Caractéristiques</text:h>
          </table:table-cell>
          <table:table-cell table:style-name="Table2.C1" office:value-type="string">
            <text:h text:style-name="P55" text:outline-level="2">Nom du sélecteur CSS</text:h>
          </table:table-cell>
        </table:table-row>
        <table:table-row>
          <table:table-cell table:style-name="Table2.A2" office:value-type="string">
            <text:p text:style-name="P12">Boutons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3">input</text:p>
          </table:table-cell>
        </table:table-row>
        <table:table-row>
          <table:table-cell table:style-name="Table2.A2" office:value-type="string">
            <text:p text:style-name="P12">Boutons avec souris au <text:span text:style-name="T3">dessus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3">Input:hover</text:p>
          </table:table-cell>
        </table:table-row>
        <table:table-row>
          <table:table-cell table:style-name="Table2.A2" office:value-type="string">
            <text:p text:style-name="P12">Boutons avec clique gauche enfonc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3">Input :?</text:p>
          </table:table-cell>
        </table:table-row>
        <table:table-row>
          <table:table-cell table:style-name="Table2.A2" office:value-type="string">
            <text:p text:style-name="P12">Bouton sélectionn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I<text:span text:style-name="T3">nput:selected(?)</text:span></text:p>
          </table:table-cell>
        </table:table-row>
        <table:table-row>
          <table:table-cell table:style-name="Table2.A2" office:value-type="string">
            <text:p text:style-name="P12">Bouton désactiv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3">Input disabled</text:p>
          </table:table-cell>
        </table:table-row>
      </table:table>
      <text:p text:style-name="P6"/>
      <text:h text:style-name="P47" text:outline-level="1">Messages d’erreur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55" text:outline-level="2">Élément</text:h>
          </table:table-cell>
          <table:table-cell table:style-name="Table3.A1" office:value-type="string">
            <text:h text:style-name="P55" text:outline-level="2">Caractéristiques</text:h>
          </table:table-cell>
          <table:table-cell table:style-name="Table3.C1" office:value-type="string">
            <text:h text:style-name="P55" text:outline-level="2">Nom du sélecteur CSS</text:h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6:49:50.280716010</meta:creation-date>
    <meta:generator>LibreOffice/5.1.6.2$Linux_X86_64 LibreOffice_project/10m0$Build-2</meta:generator>
    <dc:date>2018-09-18T10:37:29.869078420</dc:date>
    <meta:editing-duration>PT1H46M55S</meta:editing-duration>
    <meta:editing-cycles>69</meta:editing-cycles>
    <meta:document-statistic meta:table-count="4" meta:image-count="0" meta:object-count="0" meta:page-count="6" meta:paragraph-count="143" meta:word-count="1039" meta:character-count="6315" meta:non-whitespace-character-count="5430"/>
  </office:meta>
</office:document-meta>
</file>